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d610" officeooo:paragraph-rsid="0001d610"/>
    </style:style>
    <style:style style:name="P2" style:family="paragraph" style:parent-style-name="Standard">
      <style:text-properties officeooo:rsid="000237d4" officeooo:paragraph-rsid="000237d4"/>
    </style:style>
    <style:style style:name="P3" style:family="paragraph" style:parent-style-name="Standard" style:list-style-name="L1">
      <style:text-properties officeooo:rsid="0001d610" officeooo:paragraph-rsid="0001d610"/>
    </style:style>
    <style:style style:name="P4" style:family="paragraph" style:parent-style-name="Standard" style:list-style-name="L1">
      <style:text-properties officeooo:rsid="0002c809" officeooo:paragraph-rsid="0002c809"/>
    </style:style>
    <style:style style:name="P5" style:family="paragraph" style:parent-style-name="Standard" style:list-style-name="L1">
      <style:text-properties officeooo:rsid="00046f65" officeooo:paragraph-rsid="00046f65"/>
    </style:style>
    <style:style style:name="T1" style:family="text">
      <style:text-properties officeooo:rsid="000237d4"/>
    </style:style>
    <style:style style:name="T2" style:family="text">
      <style:text-properties officeooo:rsid="0002c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8873100828316064" text:style-name="L1">
        <text:list-item>
          <text:p text:style-name="P3">Solicitação do primeiro cadastro</text:p>
        </text:list-item>
        <text:list-item>
          <text:p text:style-name="P3">Médico controla a entrada de pacientes</text:p>
        </text:list-item>
        <text:list-item>
          <text:p text:style-name="P3">Tela inicial separada Paciente-Médico</text:p>
        </text:list-item>
        <text:list-item>
          <text:p text:style-name="P3">Integração de pacientes (Cadastro e informacoes)</text:p>
        </text:list-item>
        <text:list-item>
          <text:p text:style-name="P4">Integracao busca de CRM</text:p>
        </text:list-item>
        <text:list-item>
          <text:p text:style-name="P5">Envio de exames, pré-consulta</text:p>
        </text:list-item>
      </text:list>
      <text:p text:style-name="P1"/>
      <text:p text:style-name="P1"/>
      <text:p text:style-name="P1"><text:s text:c="2"/><text:span text:style-name="T1">procedimentos - Médico – especialiadade</text:span></text:p>
      <text:p text:style-name="P1"><text:tab/><text:span text:style-name="T1">Paciente (Niveis de paciente) – Plano </text:span></text:p>
      <text:p text:style-name="P1"><text:tab/><text:tab/><text:span text:style-name="T1">Agenda</text:span></text:p>
      <text:p text:style-name="P1"><text:s/><text:span text:style-name="T1">Prontuario</text:span> <text:s/>- <text:span text:style-name="T1">Consultas (marcada/aguarda confirmacao) – Pagamento</text:span></text:p>
      <text:p text:style-name="P1"><text:s text:c="24"/><text:span text:style-name="T1">Procedimento</text:span></text:p>
      <text:p text:style-name="P2"><text:tab/></text:p>
      <text:p text:style-name="P1"><text:tab/><text:span text:style-name="T2">Relatorios</text:span></text:p>
      <text:p text:style-name="P1"><text:tab/></text:p>
      <text:p text:style-name="P1"><text:tab/><text:span text:style-name="T2">Financeiro</text:span></text:p>
      <text:p text:style-name="P1"><text:tab/><text:span text:style-name="T2">Desempenho</text:span></text:p>
      <text:p text:style-name="P1"><text:tab/><text:span text:style-name="T2">Frequencia de clientes</text:span></text:p>
      <text:p text:style-name="P1"><text:tab/><text:span text:style-name="T2">Imprimir agenda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8:12.898723719</meta:creation-date>
    <dc:date>2018-10-09T07:58:43.840213652</dc:date>
    <meta:editing-duration>PT14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9" meta:character-count="478" meta:non-whitespace-character-count="398"/>
  </office:meta>
</office:document-meta>
</file>